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ois images une histoire – Serie 12</text:p>
      <text:p text:style-name="P1"/>
      <text:p text:style-name="P2"/>
      <text:p text:style-name="P1">L'Hiver à quarante degrés</text:p>
      <text:p text:style-name="P1"/>
      <text:p text:style-name="P2"><text:tab/> Demain, je serai en vacances en Australie. C'est avec cette idée que je sors de mon boulot ce soir. Je sors du bâtiment et me voici face au quartier d'affaires de Mahnattan. La rue a toujours cette cacophonie que j'oublie quand je suis dans mon bureau. Je marche, pour fuir ce vacarme, en direction du métro le plus proche: Wall Street Station. Devant la station, je salue un collègue avec un grand sourire que j'arrive tant bien que mal à lui adresser avec ce froid. Je prend le prochain métro et quinze minutes <text:s/>après je suis chez moi.</text:p>
      <text:p text:style-name="P2"><text:tab/>Chez moi, je retrouve sur mon bureau une montagne composée de journaux, magasines et des documents. Je la surnomme “L'Accumulation des Déchets du Travail”. Mon rituel à moi c'est de récupérer le tout et de le balancer dans la chambre. Ce n'est qu'au retour que je vais m'amuser à trier le tout. Enfin je prépare mes habits pour demain et je vérifie ma valise avant de la poser à proximité de mes chaussures devant l'entrée. Et là il ne me reste plus qu'à plonger dans le lit en attendant demain.</text:p>
      <text:p text:style-name="P2"><text:tab/>Le lendemain, j'ai l'immense plaisir de marcher sur un an de travail. Je m'attarde même à écraser <text:s/>certaines copies de mes rapports. Après m'être pleinement amusé, je me prépare et je me dirige vers l'aéroport. Dans 24 heures je serai à bord d'un avion qui quittera ce froid infernal des Etats-Unis et je me trouverai à chasser des koalas avec ma caméra dans la chaleur hivernale de l'Australie.</text:p>
      <text:p text:style-name="P2"/>
      <text:p text:style-name="P2">Le 25 Novembre 2011,</text:p>
      <text:p text:style-name="P2">Lyoma GUILL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5T11:00:16</meta:creation-date>
    <dc:date>2011-11-25T16:24:29</dc:date>
    <meta:editing-duration>PT1H26M1S</meta:editing-duration>
    <meta:editing-cycles>3</meta:editing-cycles>
    <meta:generator>OpenOffice.org/3.3$Unix OpenOffice.org_project/330m20$Build-9567</meta:generator>
    <meta:document-statistic meta:table-count="0" meta:image-count="0" meta:object-count="0" meta:page-count="1" meta:paragraph-count="7" meta:word-count="274" meta:character-count="1525"/>
  </office:meta>
</office:document-meta>
</file>